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MMARY OF LESS COMMANDS</text:p>
      <text:p text:style-name="Standard"/>
      <text:p text:style-name="Standard"><text:s text:c="6"/>Commands marked with * may be preceded by a number, N.</text:p>
      <text:p text:style-name="Standard"><text:s text:c="6"/>Notes in parentheses indicate the behavior if N is given.</text:p>
      <text:p text:style-name="Standard"><text:s text:c="6"/>A key preceded by a caret indicates the Ctrl key; thus ^K is ctrl-K.</text:p>
      <text:p text:style-name="Standard"/>
      <text:p text:style-name="Standard"><text:s text:c="2"/>h <text:s/>H <text:s text:c="16"/>Display this help.</text:p>
      <text:p text:style-name="Standard"><text:s text:c="2"/>q <text:s/>:q <text:s/>Q <text:s/>:Q <text:s/>ZZ <text:s text:c="4"/>Exit.</text:p>
      <text:p text:style-name="Standard"><text:s/>---------------------------------------------------------------------------</text:p>
      <text:p text:style-name="Standard"/>
      <text:p text:style-name="Standard"><text:s text:c="27"/>MOVING</text:p>
      <text:p text:style-name="Standard"/>
      <text:p text:style-name="Standard"><text:s text:c="2"/>e <text:s/>^E <text:s/>j <text:s/>^N <text:s/>CR <text:s/>* <text:s/>Forward <text:s/>one line <text:s text:c="2"/>(or N lines).</text:p>
      <text:p text:style-name="Standard"><text:s text:c="2"/>y <text:s/>^Y <text:s/>k <text:s/>^K <text:s/>^P <text:s/>* <text:s/>Backward one line <text:s text:c="2"/>(or N lines).</text:p>
      <text:p text:style-name="Standard"><text:s text:c="2"/>f <text:s/>^F <text:s/>^V <text:s/>SPACE <text:s/>* <text:s/>Forward <text:s/>one window (or N lines).</text:p>
      <text:p text:style-name="Standard"><text:s text:c="2"/>b <text:s/>^B <text:s/>ESC-v <text:s text:c="5"/>* <text:s/>Backward one window (or N lines).</text:p>
      <text:p text:style-name="Standard"><text:s text:c="2"/>z <text:s text:c="16"/>* <text:s/>Forward <text:s/>one window (and set window to N).</text:p>
      <text:p text:style-name="Standard"><text:s text:c="2"/>w <text:s text:c="16"/>* <text:s/>Backward one window (and set window to N).</text:p>
      <text:p text:style-name="Standard"><text:s text:c="2"/>ESC-SPACE <text:s text:c="8"/>* <text:s/>Forward <text:s/>one window, but don't stop at end-of-file.</text:p>
      <text:p text:style-name="Standard"><text:s text:c="2"/>d <text:s/>^D <text:s text:c="12"/>* <text:s/>Forward <text:s/>one half-window (and set half-window to N).</text:p>
      <text:p text:style-name="Standard"><text:s text:c="2"/>u <text:s/>^U <text:s text:c="12"/>* <text:s/>Backward one half-window (and set half-window to N).</text:p>
      <text:p text:style-name="Standard"><text:s text:c="2"/>ESC-) <text:s/>RightArrow * <text:s/>Right one half screen width (or N positions).</text:p>
      <text:p text:style-name="Standard"><text:s text:c="2"/>ESC-( <text:s/>LeftArrow <text:s/>* <text:s/>Left <text:s/>one half screen width (or N positions).</text:p>
      <text:p text:style-name="Standard"><text:s text:c="2"/>ESC-} <text:s/>^RightArrow <text:s text:c="2"/>Right to last column displayed.</text:p>
      <text:p text:style-name="Standard"><text:s text:c="2"/>ESC-{ <text:s/>^LeftArrow <text:s text:c="3"/>Left <text:s/>to first column.</text:p>
      <text:p text:style-name="Standard"><text:s text:c="2"/>F <text:s text:c="19"/>Forward forever; like "tail -f".</text:p>
      <text:p text:style-name="Standard"><text:s text:c="2"/>ESC-F <text:s text:c="15"/>Like F but stop when search pattern is found.</text:p>
      <text:p text:style-name="Standard"><text:s text:c="2"/>r <text:s/>^R <text:s/>^L <text:s text:c="11"/>Repaint screen.</text:p>
      <text:p text:style-name="Standard"><text:s text:c="2"/>R <text:s text:c="19"/>Repaint screen, discarding buffered input.</text:p>
      <text:p text:style-name="Standard"><text:s text:c="8"/>---------------------------------------------------</text:p>
      <text:p text:style-name="Standard"><text:s text:c="8"/>Default "window" is the screen height.</text:p>
      <text:p text:style-name="Standard"><text:s text:c="8"/>Default "half-window" is half of the screen height.</text:p>
      <text:p text:style-name="Standard"><text:s/>---------------------------------------------------------------------------</text:p>
      <text:p text:style-name="Standard">SEARCHING</text:p>
      <text:p text:style-name="Standard"/>
      <text:p text:style-name="Standard"><text:s text:c="2"/>/pattern <text:s text:c="9"/>* <text:s/>Search forward for (N-th) matching line.</text:p>
      <text:p text:style-name="Standard"><text:s text:c="2"/>?pattern <text:s text:c="9"/>* <text:s/>Search backward for (N-th) matching line.</text:p>
      <text:p text:style-name="Standard"><text:s text:c="2"/>n <text:s text:c="16"/>* <text:s/>Repeat previous search (for N-th occurrence).</text:p>
      <text:p text:style-name="Standard"><text:s text:c="2"/>N <text:s text:c="16"/>* <text:s/>Repeat previous search in reverse direction.</text:p>
      <text:p text:style-name="Standard"><text:s text:c="2"/>ESC-n <text:s text:c="12"/>* <text:s/>Repeat previous search, spanning files.</text:p>
      <text:p text:style-name="Standard"><text:s text:c="2"/>ESC-N <text:s text:c="12"/>* <text:s/>Repeat previous search, reverse dir. &amp; spanning files.</text:p>
      <text:p text:style-name="Standard"><text:s text:c="2"/>ESC-u <text:s text:c="15"/>Undo (toggle) search highlighting.</text:p>
      <text:p text:style-name="Standard"><text:s text:c="2"/>ESC-U <text:s text:c="15"/>Clear search highlighting.</text:p>
      <text:p text:style-name="Standard"><text:s text:c="2"/>&amp;pattern <text:s text:c="9"/>* <text:s/>Display only matching lines.</text:p>
      <text:p text:style-name="Standard"><text:s text:c="8"/>---------------------------------------------------</text:p>
      <text:p text:style-name="Standard"><text:s text:c="8"/>A search pattern may begin with one or more of:</text:p>
      <text:p text:style-name="Standard"><text:s text:c="8"/>^N or ! <text:s/>Search for NON-matching lines.</text:p>
      <text:p text:style-name="Standard"><text:s text:c="8"/>^E or * <text:s/>Search multiple files (pass thru END OF FILE).</text:p>
      <text:p text:style-name="Standard"><text:s text:c="8"/>^F or @ <text:s/>Start search at FIRST file (for /) or last file (for ?).</text:p>
      <text:p text:style-name="Standard"><text:s text:c="8"/>^K <text:s text:c="6"/>Highlight matches, but don't move (KEEP position).</text:p>
      <text:p text:style-name="Standard"><text:s text:c="8"/>^R <text:s text:c="6"/>Don't use REGULAR EXPRESSIONS.</text:p>
      <text:p text:style-name="Standard"><text:s text:c="8"/>^W <text:s text:c="6"/>WRAP search if no match found.</text:p>
      <text:p text:style-name="Standard"><text:soft-page-break/><text:s/>---------------------------------------------------------------------------</text:p>
      <text:p text:style-name="Standard"/>
      <text:p text:style-name="Standard"><text:s text:c="27"/>JUMPING</text:p>
      <text:p text:style-name="Standard"/>
      <text:p text:style-name="Standard"><text:s text:c="2"/>g <text:s/>&lt; <text:s/>ESC-&lt; <text:s text:c="6"/>* <text:s/>Go to first line in file (or line N).</text:p>
      <text:p text:style-name="Standard"><text:s text:c="2"/>G <text:s/>&gt; <text:s/>ESC-&gt; <text:s text:c="6"/>* <text:s/>Go to last line in file (or line N).</text:p>
      <text:p text:style-name="Standard"><text:s text:c="2"/>p <text:s/>% <text:s text:c="13"/>* <text:s/>Go to beginning of file (or N percent into file).</text:p>
      <text:p text:style-name="Standard"><text:s text:c="2"/>t <text:s text:c="16"/>* <text:s/>Go to the (N-th) next tag.</text:p>
      <text:p text:style-name="Standard"><text:s text:c="2"/>T <text:s text:c="16"/>* <text:s/>Go to the (N-th) previous tag.</text:p>
      <text:p text:style-name="Standard"><text:s text:c="2"/>{ <text:s/>( <text:s/>[ <text:s text:c="10"/>* <text:s/>Find close bracket } ) ].</text:p>
      <text:p text:style-name="Standard"><text:s text:c="2"/>} <text:s/>) <text:s/>] <text:s text:c="10"/>* <text:s/>Find open bracket { ( [.</text:p>
      <text:p text:style-name="Standard"><text:s text:c="2"/>ESC-^F &lt;c1&gt; &lt;c2&gt; <text:s/>* <text:s/>Find close bracket &lt;c2&gt;.</text:p>
      <text:p text:style-name="Standard"><text:s text:c="2"/>ESC-^B &lt;c1&gt; &lt;c2&gt; <text:s/>* <text:s/>Find open bracket &lt;c1&gt;.</text:p>
      <text:p text:style-name="Standard"><text:s text:c="8"/>---------------------------------------------------</text:p>
      <text:p text:style-name="Standard"><text:s text:c="8"/>Each "find close bracket" command goes forward to the close bracket </text:p>
      <text:p text:style-name="Standard"><text:s text:c="10"/>matching the (N-th) open bracket in the top line.</text:p>
      <text:p text:style-name="Standard"><text:s text:c="8"/>Each "find open bracket" command goes backward to the open bracket </text:p>
      <text:p text:style-name="Standard"><text:s text:c="10"/>matching the (N-th) close bracket in the bottom line.</text:p>
      <text:p text:style-name="Standard"/>
      <text:p text:style-name="Standard"><text:s text:c="2"/>m&lt;letter&gt; <text:s text:c="11"/>Mark the current top line with &lt;letter&gt;.</text:p>
      <text:p text:style-name="Standard"><text:s text:c="2"/>M&lt;letter&gt; <text:s text:c="11"/>Mark the current bottom line with &lt;letter&gt;.</text:p>
      <text:p text:style-name="Standard"><text:s text:c="2"/>'&lt;letter&gt; <text:s text:c="11"/>Go to a previously marked position.</text:p>
      <text:p text:style-name="Standard"><text:s text:c="2"/>'' <text:s text:c="18"/>Go to the previous position.</text:p>
      <text:p text:style-name="Standard"><text:s text:c="2"/>^X^X <text:s text:c="16"/>Same as '.</text:p>
      <text:p text:style-name="Standard"><text:s text:c="2"/>ESC-M&lt;letter&gt; <text:s text:c="7"/>Clear a mark.</text:p>
      <text:p text:style-name="Standard"><text:s text:c="8"/>---------------------------------------------------</text:p>
      <text:p text:style-name="Standard"><text:s text:c="8"/>A mark is any upper-case or lower-case letter.</text:p>
      <text:p text:style-name="Standard"><text:s text:c="8"/>Certain marks are predefined:</text:p>
      <text:p text:style-name="Standard"><text:s text:c="13"/>^ <text:s/>means <text:s/>beginning of the file</text:p>
      <text:p text:style-name="Standard"><text:s text:c="13"/>$ <text:s/>means <text:s/>end of the file</text:p>
      <text:p text:style-name="Standard">--------------------------------------------------------------------------</text:p>
      <text:p text:style-name="Standard"/>
      <text:p text:style-name="Standard"><text:s text:c="24"/>CHANGING FILES</text:p>
      <text:p text:style-name="Standard"/>
      <text:p text:style-name="Standard"><text:s text:c="2"/>:e [file] <text:s text:c="11"/>Examine a new file.</text:p>
      <text:p text:style-name="Standard"><text:s text:c="2"/>^X^V <text:s text:c="16"/>Same as :e.</text:p>
      <text:p text:style-name="Standard"><text:s text:c="2"/>:n <text:s text:c="15"/>* <text:s/>Examine the (N-th) next file from the command line.</text:p>
      <text:p text:style-name="Standard"><text:s text:c="2"/>:p <text:s text:c="15"/>* <text:s/>Examine the (N-th) previous file from the command line.</text:p>
      <text:p text:style-name="Standard"><text:s text:c="2"/>:x <text:s text:c="15"/>* <text:s/>Examine the first (or N-th) file from the command line.</text:p>
      <text:p text:style-name="Standard"><text:s text:c="2"/>:d <text:s text:c="18"/>Delete the current file from the command line list.</text:p>
      <text:p text:style-name="Standard"><text:s text:c="2"/>= <text:s/>^G <text:s/>:f <text:s text:c="11"/>Print current file name.</text:p>
      <text:p text:style-name="Standard"><text:s/>---------------------------------------------------------------------------</text:p>
      <text:p text:style-name="Standard"/>
      <text:p text:style-name="Standard"><text:s text:c="20"/>MISCELLANEOUS COMMANDS</text:p>
      <text:p text:style-name="Standard"/>
      <text:p text:style-name="Standard"><text:s text:c="2"/>-&lt;flag&gt; <text:s text:c="13"/>Toggle a command line option [see OPTIONS below].</text:p>
      <text:p text:style-name="Standard"><text:s text:c="2"/>--&lt;name&gt; <text:s text:c="12"/>Toggle a command line option, by name.</text:p>
      <text:p text:style-name="Standard"><text:s text:c="2"/>_&lt;flag&gt; <text:s text:c="13"/>Display the setting of a command line option.</text:p>
      <text:p text:style-name="Standard"><text:s text:c="2"/>__&lt;name&gt; <text:s text:c="12"/>Display the setting of an option, by name.</text:p>
      <text:p text:style-name="Standard"><text:s text:c="2"/>+cmd <text:s text:c="16"/>Execute the less cmd each time a new file is examined.</text:p>
      <text:p text:style-name="Standard"/>
      <text:p text:style-name="Standard"><text:s text:c="2"/>!command <text:s text:c="12"/>Execute the shell command with $SHELL.</text:p>
      <text:p text:style-name="Standard"><text:soft-page-break/><text:s text:c="2"/>|Xcommand <text:s text:c="11"/>Pipe file between current pos &amp; mark X to shell command.</text:p>
      <text:p text:style-name="Standard"><text:s text:c="2"/>s file <text:s text:c="14"/>Save input to a file.</text:p>
      <text:p text:style-name="Standard"><text:s text:c="2"/>v <text:s text:c="19"/>Edit the current file with $VISUAL or $EDITOR.</text:p>
      <text:p text:style-name="Standard"><text:s text:c="2"/>V <text:s text:c="19"/>Print version number of "less".</text:p>
      <text:p text:style-name="Standard"><text:s/>---------------------------------------------------------------------------</text:p>
      <text:p text:style-name="Standard"/>
      <text:p text:style-name="Standard"><text:s text:c="27"/>OPTIONS</text:p>
      <text:p text:style-name="Standard"/>
      <text:p text:style-name="Standard"><text:s text:c="8"/>Most options may be changed either on the command line,</text:p>
      <text:p text:style-name="Standard"><text:s text:c="8"/>or from within less by using the - or -- command.</text:p>
      <text:p text:style-name="Standard"><text:s text:c="8"/>Options may be given in one of two forms: either a single</text:p>
      <text:p text:style-name="Standard"><text:s text:c="8"/>character preceded by a -, or a name preceded by --.</text:p>
      <text:p text:style-name="Standard"/>
      <text:p text:style-name="Standard"><text:s text:c="2"/>-? <text:s/>........ <text:s/>--help</text:p>
      <text:p text:style-name="Standard"><text:s text:c="18"/>Display help (from command line).</text:p>
      <text:p text:style-name="Standard"><text:s text:c="2"/>-a <text:s/>........ <text:s/>--search-skip-screen</text:p>
      <text:p text:style-name="Standard"><text:s text:c="18"/>Search skips current screen.</text:p>
      <text:p text:style-name="Standard"><text:s text:c="2"/>-A <text:s/>........ <text:s/>--SEARCH-SKIP-SCREEN</text:p>
      <text:p text:style-name="Standard"><text:s text:c="18"/>Search starts just after target line.</text:p>
      <text:p text:style-name="Standard"><text:s text:c="2"/>-b [N] <text:s/>.... <text:s/>--buffers=[N]</text:p>
      <text:p text:style-name="Standard"><text:s text:c="18"/>Number of buffers.</text:p>
      <text:p text:style-name="Standard"><text:s text:c="2"/>-B <text:s/>........ <text:s/>--auto-buffers</text:p>
      <text:p text:style-name="Standard"><text:s text:c="18"/>Don't automatically allocate buffers for pipes.</text:p>
      <text:p text:style-name="Standard"><text:s text:c="2"/>-c <text:s/>........ <text:s/>--clear-screen</text:p>
      <text:p text:style-name="Standard"><text:s text:c="18"/>Repaint by clearing rather than scrolling.</text:p>
      <text:p text:style-name="Standard"><text:s text:c="2"/>-d <text:s/>........ <text:s/>--dumb</text:p>
      <text:p text:style-name="Standard"><text:s text:c="18"/>Dumb terminal.</text:p>
      <text:p text:style-name="Standard"><text:s text:c="2"/>-D xcolor <text:s/>. <text:s/>--color=xcolor</text:p>
      <text:p text:style-name="Standard"><text:s text:c="18"/>Set screen colors.</text:p>
      <text:p text:style-name="Standard">-e <text:s/>-E <text:s/>.... <text:s/>--quit-at-eof <text:s/>--QUIT-AT-EOF</text:p>
      <text:p text:style-name="Standard"><text:s text:c="18"/>Quit at end of file.</text:p>
      <text:p text:style-name="Standard"><text:s text:c="2"/>-f <text:s/>........ <text:s/>--force</text:p>
      <text:p text:style-name="Standard"><text:s text:c="18"/>Force open non-regular files.</text:p>
      <text:p text:style-name="Standard"><text:s text:c="2"/>-F <text:s/>........ <text:s/>--quit-if-one-screen</text:p>
      <text:p text:style-name="Standard"><text:s text:c="18"/>Quit if entire file fits on first screen.</text:p>
      <text:p text:style-name="Standard"><text:s text:c="2"/>-g <text:s/>........ <text:s/>--hilite-search</text:p>
      <text:p text:style-name="Standard"><text:s text:c="18"/>Highlight only last match for searches.</text:p>
      <text:p text:style-name="Standard"><text:s text:c="2"/>-G <text:s/>........ <text:s/>--HILITE-SEARCH</text:p>
      <text:p text:style-name="Standard"><text:s text:c="18"/>Don't highlight any matches for searches.</text:p>
      <text:p text:style-name="Standard"><text:s text:c="2"/>-h [N] <text:s/>.... <text:s/>--max-back-scroll=[N]</text:p>
      <text:p text:style-name="Standard"><text:s text:c="18"/>Backward scroll limit.</text:p>
      <text:p text:style-name="Standard"><text:s text:c="2"/>-i <text:s/>........ <text:s/>--ignore-case</text:p>
      <text:p text:style-name="Standard"><text:s text:c="18"/>Ignore case in searches that do not contain uppercase.</text:p>
      <text:p text:style-name="Standard"><text:s text:c="2"/>-I <text:s/>........ <text:s/>--IGNORE-CASE</text:p>
      <text:p text:style-name="Standard"><text:s text:c="18"/>Ignore case in all searches.</text:p>
      <text:p text:style-name="Standard"><text:s text:c="2"/>-j [N] <text:s/>.... <text:s/>--jump-target=[N]</text:p>
      <text:p text:style-name="Standard"><text:s text:c="18"/>Screen position of target lines.</text:p>
      <text:p text:style-name="Standard"><text:s text:c="2"/>-J <text:s/>........ <text:s/>--status-column</text:p>
      <text:p text:style-name="Standard"><text:s text:c="18"/>Display a status column at left edge of screen.</text:p>
      <text:p text:style-name="Standard"><text:s text:c="2"/>-k [file] <text:s/>. <text:s/>--lesskey-file=[file]</text:p>
      <text:p text:style-name="Standard"><text:s text:c="18"/>Use a lesskey file.</text:p>
      <text:p text:style-name="Standard"><text:s text:c="2"/>-K <text:s/>........ <text:s/>--quit-on-intr</text:p>
      <text:p text:style-name="Standard"><text:soft-page-break/><text:s text:c="18"/>Exit less in response to ctrl-C.</text:p>
      <text:p text:style-name="Standard"><text:s text:c="2"/>-L <text:s/>........ <text:s/>--no-lessopen</text:p>
      <text:p text:style-name="Standard"><text:s text:c="18"/>Ignore the LESSOPEN environment variable.</text:p>
      <text:p text:style-name="Standard"><text:s text:c="2"/>-m <text:s/>-M <text:s/>.... <text:s/>--long-prompt <text:s/>--LONG-PROMPT</text:p>
      <text:p text:style-name="Standard"><text:s text:c="18"/>Set prompt style.</text:p>
      <text:p text:style-name="Standard"><text:s text:c="2"/>-n <text:s/>-N <text:s/>.... <text:s/>--line-numbers <text:s/>--LINE-NUMBERS</text:p>
      <text:p text:style-name="Standard"><text:s text:c="18"/>Don't use line numbers.</text:p>
      <text:p text:style-name="Standard"><text:s text:c="2"/>-o [file] <text:s/>. <text:s/>--log-file=[file]</text:p>
      <text:p text:style-name="Standard"><text:s text:c="18"/>Copy to log file (standard input only).</text:p>
      <text:p text:style-name="Standard"><text:s text:c="2"/>-O [file] <text:s/>. <text:s/>--LOG-FILE=[file]</text:p>
      <text:p text:style-name="Standard"><text:s text:c="18"/>Copy to log file (unconditionally overwrite).</text:p>
      <text:p text:style-name="Standard"><text:s text:c="2"/>-p [pattern] <text:s/>--pattern=[pattern]</text:p>
      <text:p text:style-name="Standard"><text:s text:c="18"/>Start at pattern (from command line).</text:p>
      <text:p text:style-name="Standard"><text:s text:c="2"/>-P [prompt] <text:s text:c="2"/>--prompt=[prompt]</text:p>
      <text:p text:style-name="Standard"><text:s text:c="18"/>Define new prompt.</text:p>
      <text:p text:style-name="Standard"><text:s text:c="2"/>-q <text:s/>-Q <text:s/>.... <text:s/>--quiet <text:s/>--QUIET <text:s/>--silent --SILENT</text:p>
      <text:p text:style-name="Standard"><text:s text:c="18"/>Quiet the terminal bell.</text:p>
      <text:p text:style-name="Standard"><text:s text:c="2"/>-r <text:s/>-R <text:s/>.... <text:s/>--raw-control-chars <text:s/>--RAW-CONTROL-CHARS</text:p>
      <text:p text:style-name="Standard"><text:s text:c="18"/>Output "raw" control characters.</text:p>
      <text:p text:style-name="Standard"><text:s text:c="2"/>-s <text:s/>........ <text:s/>--squeeze-blank-lines</text:p>
      <text:p text:style-name="Standard"><text:s text:c="18"/>Squeeze multiple blank lines.</text:p>
      <text:p text:style-name="Standard"><text:s text:c="2"/>-S <text:s/>........ <text:s/>--chop-long-lines</text:p>
      <text:p text:style-name="Standard"><text:s text:c="18"/>Chop (truncate) long lines rather than wrapping.</text:p>
      <text:p text:style-name="Standard"><text:s text:c="2"/>-t [tag] <text:s/>.. <text:s/>--tag=[tag]</text:p>
      <text:p text:style-name="Standard"><text:s text:c="18"/>Find a tag.</text:p>
      <text:p text:style-name="Standard"><text:s text:c="2"/>-T [tagsfile] --tag-file=[tagsfile]</text:p>
      <text:p text:style-name="Standard"><text:s text:c="18"/>Use an alternate tags file.</text:p>
      <text:p text:style-name="Standard"><text:s text:c="2"/>-u <text:s/>-U <text:s/>.... <text:s/>--underline-special <text:s/>--UNDERLINE-SPECIAL</text:p>
      <text:p text:style-name="Standard">Change handling of backspaces.</text:p>
      <text:p text:style-name="Standard"><text:s text:c="2"/>-V <text:s/>........ <text:s/>--version</text:p>
      <text:p text:style-name="Standard"><text:s text:c="18"/>Display the version number of "less".</text:p>
      <text:p text:style-name="Standard"><text:s text:c="2"/>-w <text:s/>........ <text:s/>--hilite-unread</text:p>
      <text:p text:style-name="Standard"><text:s text:c="18"/>Highlight first new line after forward-screen.</text:p>
      <text:p text:style-name="Standard"><text:s text:c="2"/>-W <text:s/>........ <text:s/>--HILITE-UNREAD</text:p>
      <text:p text:style-name="Standard"><text:s text:c="18"/>Highlight first new line after any forward movement.</text:p>
      <text:p text:style-name="Standard"><text:s text:c="2"/>-x [N[,...]] <text:s/>--tabs=[N[,...]]</text:p>
      <text:p text:style-name="Standard"><text:s text:c="18"/>Set tab stops.</text:p>
      <text:p text:style-name="Standard"><text:s text:c="2"/>-X <text:s/>........ <text:s/>--no-init</text:p>
      <text:p text:style-name="Standard"><text:s text:c="18"/>Don't use termcap init/deinit strings.</text:p>
      <text:p text:style-name="Standard"><text:s text:c="2"/>-y [N] <text:s/>.... <text:s/>--max-forw-scroll=[N]</text:p>
      <text:p text:style-name="Standard"><text:s text:c="18"/>Forward scroll limit.</text:p>
      <text:p text:style-name="Standard"><text:s text:c="2"/>-z [N] <text:s/>.... <text:s/>--window=[N]</text:p>
      <text:p text:style-name="Standard"><text:s text:c="18"/>Set size of window.</text:p>
      <text:p text:style-name="Standard"><text:s text:c="2"/>-" [c[c]] <text:s/>. <text:s/>--quotes=[c[c]]</text:p>
      <text:p text:style-name="Standard"><text:s text:c="18"/>Set shell quote characters.</text:p>
      <text:p text:style-name="Standard"><text:s text:c="2"/>-~ <text:s/>........ <text:s/>--tilde</text:p>
      <text:p text:style-name="Standard"><text:s text:c="18"/>Don't display tildes after end of file.</text:p>
      <text:p text:style-name="Standard"><text:s text:c="2"/>-# [N] <text:s/>.... <text:s/>--shift=[N]</text:p>
      <text:p text:style-name="Standard"><text:s text:c="18"/>Set horizontal scroll amount (0 = one half screen width).</text:p>
      <text:p text:style-name="Standard"><text:s text:c="16"/>--file-size</text:p>
      <text:p text:style-name="Standard"><text:s text:c="18"/>Automatically determine the size of the input file.</text:p>
      <text:p text:style-name="Standard"><text:s text:c="16"/>--follow-name</text:p>
      <text:p text:style-name="Standard"><text:soft-page-break/><text:s text:c="18"/>The F command changes files if the input file is renamed.</text:p>
      <text:p text:style-name="Standard"><text:s text:c="16"/>--incsearch</text:p>
      <text:p text:style-name="Standard"><text:s text:c="18"/>Search file as each pattern character is typed in.</text:p>
      <text:p text:style-name="Standard"><text:s text:c="16"/>--line-num-width=N</text:p>
      <text:p text:style-name="Standard"><text:s text:c="18"/>Set the width of the -N line number field to N characters.</text:p>
      <text:p text:style-name="Standard"><text:s text:c="16"/>--mouse</text:p>
      <text:p text:style-name="Standard"><text:s text:c="18"/>Enable mouse input.</text:p>
      <text:p text:style-name="Standard"><text:s text:c="16"/>--no-keypad</text:p>
      <text:p text:style-name="Standard"><text:s text:c="18"/>Don't send termcap keypad init/deinit strings.</text:p>
      <text:p text:style-name="Standard"><text:s text:c="16"/>--no-histdups</text:p>
      <text:p text:style-name="Standard"><text:s text:c="18"/>Remove duplicates from command history.</text:p>
      <text:p text:style-name="Standard"><text:s text:c="16"/>--rscroll=C</text:p>
      <text:p text:style-name="Standard"><text:s text:c="18"/>Set the character used to mark truncated lines.</text:p>
      <text:p text:style-name="Standard"><text:s text:c="16"/>--save-marks</text:p>
      <text:p text:style-name="Standard"><text:s text:c="18"/>Retain marks across invocations of less.</text:p>
      <text:p text:style-name="Standard"><text:s text:c="16"/>--status-col-width=N</text:p>
      <text:p text:style-name="Standard"><text:s text:c="18"/>Set the width of the -J status column to N characters.</text:p>
      <text:p text:style-name="Standard"><text:s text:c="16"/>--use-backslash</text:p>
      <text:p text:style-name="Standard"><text:s text:c="18"/>Subsequent options use backslash as escape char.</text:p>
      <text:p text:style-name="Standard"><text:s text:c="16"/>--use-color</text:p>
      <text:p text:style-name="Standard"><text:s text:c="18"/>Enables colored text.</text:p>
      <text:p text:style-name="Standard"><text:s text:c="16"/>--wheel-lines=N</text:p>
      <text:p text:style-name="Standard"><text:s text:c="18"/>Each click of the mouse wheel moves N lines.</text:p>
      <text:p text:style-name="Standard">---------------------------------------------------------------------------------------</text:p>
      <text:p text:style-name="Standard">LINE EDITING</text:p>
      <text:p text:style-name="Standard"/>
      <text:p text:style-name="Standard"><text:s text:c="8"/>These keys can be used to edit text being entered </text:p>
      <text:p text:style-name="Standard"><text:s text:c="8"/>on the "command line" at the bottom of the screen.</text:p>
      <text:p text:style-name="Standard"/>
      <text:p text:style-name="Standard"><text:s/>RightArrow ..................... ESC-l ... Move cursor right one character.</text:p>
      <text:p text:style-name="Standard"><text:s/>LeftArrow ...................... ESC-h ... Move cursor left one character.</text:p>
      <text:p text:style-name="Standard"><text:s/>ctrl-RightArrow <text:s/>ESC-RightArrow <text:s/>ESC-w ... Move cursor right one word.</text:p>
      <text:p text:style-name="Standard"><text:s/>ctrl-LeftArrow <text:s text:c="2"/>ESC-LeftArrow <text:s text:c="2"/>ESC-b ... Move cursor left one word.</text:p>
      <text:p text:style-name="Standard"><text:s/>HOME ........................... ESC-0 ... Move cursor to start of line.</text:p>
      <text:p text:style-name="Standard"><text:s/>END ............................ ESC-$ ... Move cursor to end of line.</text:p>
      <text:p text:style-name="Standard"><text:s/>BACKSPACE ................................ Delete char to left of cursor.</text:p>
      <text:p text:style-name="Standard"><text:s/>DELETE ......................... ESC-x ... Delete char under cursor.</text:p>
      <text:p text:style-name="Standard"><text:s/>ctrl-BACKSPACE <text:s text:c="2"/>ESC-BACKSPACE ........... Delete word to left of cursor.</text:p>
      <text:p text:style-name="Standard"><text:s/>ctrl-DELETE .... ESC-DELETE .... ESC-X ... Delete word under cursor.</text:p>
      <text:p text:style-name="Standard"><text:s/>ctrl-U ......... ESC (MS-DOS only) ....... Delete entire line.</text:p>
      <text:p text:style-name="Standard"><text:s/>UpArrow ........................ ESC-k ... Retrieve previous command line.</text:p>
      <text:p text:style-name="Standard"><text:s/>DownArrow ...................... ESC-j ... Retrieve next command line.</text:p>
      <text:p text:style-name="Standard"><text:s/>TAB ...................................... Complete filename &amp; cycle.</text:p>
      <text:p text:style-name="Standard"><text:s/>SHIFT-TAB ...................... ESC-TAB <text:s text:c="2"/>Complete filename &amp; reverse cycle.</text:p>
      <text:p text:style-name="Standard"><text:s/>ctrl-L ................................... Complete filename, list al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0:26:27.981960403</meta:creation-date>
    <dc:date>2022-07-13T11:34:57.918466309</dc:date>
    <meta:editing-duration>PT1H8M30S</meta:editing-duration>
    <meta:editing-cycles>1</meta:editing-cycles>
    <meta:document-statistic meta:table-count="0" meta:image-count="0" meta:object-count="0" meta:page-count="5" meta:paragraph-count="235" meta:word-count="1474" meta:character-count="12027" meta:non-whitespace-character-count="8156"/>
    <meta:generator>LibreOffice/7.3.3.2$Linux_X86_64 LibreOffice_project/30$Build-2</meta:generator>
  </office:meta>
</office:document-meta>
</file>